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e8a202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BW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BW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BW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ople/ro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 # of people</text:p>
          </table:table-cell>
          <table:table-cell table:formula="of:=[.B1]*[.B2]*[.B3]*[.B4]" office:value-type="float" office:value="336" calcext:value-type="float">
            <text:p>3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/3 of ^</text:p>
          </table:table-cell>
          <table:table-cell table:formula="of:=[.B6]-([.B6]/3)"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indow rooms</text:p>
          </table:table-cell>
          <table:table-cell table:formula="of:=([.B1]*[.B3]+[.B2]*[.B3]*2)-([.B3]*4)" office:value-type="float" office:value="140" calcext:value-type="float">
            <office:annotation draw:style-name="gr1" draw:text-style-name="P2" svg:width="2.899cm" svg:height="2.176cm" svg:x="5.29cm" svg:y="2.564cm" draw:caption-point-x="-0.61cm" draw:caption-point-y="1.51cm">
              <dc:date>2023-11-18T00:00:00</dc:date>
              <text:p text:style-name="P1">The rooms directly connected to the outside face of the building</text:p>
            </office:annotation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B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5:16:11.261968077</meta:creation-date>
    <dc:date>2023-11-18T05:32:12.527268733</dc:date>
    <meta:editing-duration>PT16M1S</meta:editing-duration>
    <meta:editing-cycles>4</meta:editing-cycles>
    <meta:generator>LibreOffice/7.4.7.2$Linux_X86_64 LibreOffice_project/40$Build-2</meta:generator>
    <meta:document-statistic meta:table-count="1" meta:cell-count="14" meta:object-count="0"/>
  </office:meta>
</office:document-meta>
</file>